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072" officeooo:paragraph-rsid="001cf072"/>
    </style:style>
    <style:style style:name="P2" style:family="paragraph" style:parent-style-name="Standard">
      <style:paragraph-properties fo:text-align="start" style:justify-single-word="false"/>
      <style:text-properties officeooo:rsid="001cf072" officeooo:paragraph-rsid="001cf072"/>
    </style:style>
    <style:style style:name="P3" style:family="paragraph" style:parent-style-name="Standard">
      <style:paragraph-properties fo:text-align="start" style:justify-single-word="false"/>
      <style:text-properties officeooo:rsid="001dd454" officeooo:paragraph-rsid="001dd454"/>
    </style:style>
    <style:style style:name="T1" style:family="text">
      <style:text-properties officeooo:rsid="001f9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</text:p>
      <text:p text:style-name="P1"/>
      <text:p text:style-name="P2">1-1° erro = nem todos os açucares são solúveis em água.</text:p>
      <text:p text:style-name="P2">2° erro=Amido e facilmente digerido no organismo humano.</text:p>
      <text:p text:style-name="P2"/>
      <text:p text:style-name="P2">2- VV</text:p>
      <text:p text:style-name="P2"/>
      <text:p text:style-name="P3">3- <text:span text:style-name="T1">Ambas as palavras são relativas a leite.</text:span></text:p>
      <text:p text:style-name="P3"/>
      <text:p text:style-name="P3">4-A lactose <text:span text:style-name="T1">presente</text:span> na urina pode ser <text:s/><text:span text:style-name="T1">hidrolisada, formando glicose.</text:span></text:p>
      <text:p text:style-name="P3"/>
      <text:p text:style-name="P3">5-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2:10:12.399481732</meta:creation-date>
    <dc:date>2020-11-06T12:42:13.690875092</dc:date>
    <meta:editing-duration>PT1M21S</meta:editing-duration>
    <meta:editing-cycles>1</meta:editing-cycles>
    <meta:document-statistic meta:table-count="0" meta:image-count="0" meta:object-count="0" meta:page-count="1" meta:paragraph-count="7" meta:word-count="43" meta:character-count="251" meta:non-whitespace-character-count="214"/>
    <meta:generator>LibreOffice/6.4.6.2$Linux_X86_64 LibreOffice_project/40$Build-2</meta:generator>
  </office:meta>
</office:document-meta>
</file>